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JsonObj2.TestJsonObj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JsonObj2.is__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get$a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88.testFor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JsonObj2.setaaaa( String aaa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TestJsonObj2( String $a_b , String _c_d , String aaaa , boolean __flag , boolean $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JsonObj2.set$a_b( String $a_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88.testForIssu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JsonObj2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JsonObj2.set$flag( boolean $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88.testFor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JsonObj2.is$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set_c_d( String _c_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get_c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set__flag( boolean __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Obj2.getaaa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